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2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89cm"/>
    </style:style>
    <style:style style:name="ro1" style:family="table-row">
      <style:table-row-properties style:row-height="1.01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duct code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ategory of product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Jeans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ment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Camera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onics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rousers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ment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Laptop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ectronics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Cellphone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ectron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2:41:42.070322946</meta:creation-date>
    <dc:date>2021-07-31T22:45:34.593247681</dc:date>
    <meta:editing-duration>PT3M55S</meta:editing-duration>
    <meta:editing-cycles>1</meta:editing-cycles>
    <meta:generator>LibreOffice/6.4.7.2$Linux_X86_64 LibreOffice_project/40$Build-2</meta:generator>
    <meta:document-statistic meta:table-count="1" meta:cell-count="30" meta:object-count="0"/>
  </office:meta>
</office:document-meta>
</file>